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margin-bottom="0.0784in"/>
    </style:style>
    <style:style style:name="T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3" style:parent-style-name="Standard" style:family="paragraph">
      <style:paragraph-properties fo:margin-bottom="0.0784in"/>
      <style:text-properties style:font-name="Calibri" style:font-name-complex="Calibri"/>
    </style:style>
    <style:style style:name="P4" style:parent-style-name="Standard" style:family="paragraph">
      <style:paragraph-properties fo:margin-bottom="0.0784in"/>
      <style:text-properties style:font-name="Calibri" style:font-name-complex="Calibri"/>
    </style:style>
    <style:style style:name="P5" style:parent-style-name="Standard" style:family="paragraph">
      <style:paragraph-properties fo:margin-bottom="0.0784in"/>
      <style:text-properties style:font-name="Calibri" style:font-name-complex="Calibri"/>
    </style:style>
    <style:style style:name="P6" style:parent-style-name="Standard" style:list-style-name="LFO1" style:family="paragraph">
      <style:paragraph-properties fo:margin-bottom="0.0784in"/>
    </style:style>
    <style:style style:name="T7" style:parent-style-name="Parrafo-Standard" style:family="text">
      <style:text-properties style:font-name-complex="Calibri" fo:font-weight="bold" style:font-weight-asian="bold" style:font-weight-complex="bold"/>
    </style:style>
    <style:style style:name="T8" style:parent-style-name="Parrafo-Standard" style:family="text">
      <style:text-properties style:font-name-complex="Calibri" fo:font-weight="bold" style:font-weight-asian="bold" style:font-weight-complex="bold"/>
    </style:style>
    <style:style style:name="P9" style:parent-style-name="Standard" style:list-style-name="LFO1" style:family="paragraph">
      <style:paragraph-properties fo:margin-bottom="0.0784in"/>
    </style:style>
    <style:style style:name="T10" style:parent-style-name="Fuentedepárrafopredeter." style:family="text">
      <style:text-properties style:font-name="Calibri" style:font-name-complex="Calibri"/>
    </style:style>
    <style:style style:name="T1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" style:parent-style-name="Fuentedepárrafopredeter." style:family="text">
      <style:text-properties style:font-name="Calibri" style:font-name-complex="Calibri"/>
    </style:style>
    <style:style style:name="P13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4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6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7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8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19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20" style:parent-style-name="Standard" style:list-style-name="LFO1" style:family="paragraph">
      <style:paragraph-properties fo:margin-bottom="0.0784in"/>
    </style:style>
    <style:style style:name="T21" style:parent-style-name="Fuentedepárrafopredeter.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T2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4" style:parent-style-name="Fuentedepárrafopredeter." style:family="text">
      <style:text-properties style:font-name="Calibri" style:font-name-complex="Calibri"/>
    </style:style>
    <style:style style:name="P2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26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27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28" style:parent-style-name="Standard" style:list-style-name="LFO1" style:family="paragraph">
      <style:paragraph-properties fo:margin-bottom="0.0784in"/>
    </style:style>
    <style:style style:name="T29" style:parent-style-name="Fuentedepárrafopredeter." style:family="text">
      <style:text-properties style:font-name="Calibri" style:font-name-complex="Calibri"/>
    </style:style>
    <style:style style:name="T3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1" style:parent-style-name="Fuentedepárrafopredeter." style:family="text">
      <style:text-properties style:font-name="Calibri" style:font-name-complex="Calibri"/>
    </style:style>
    <style:style style:name="P32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3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4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5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36" style:parent-style-name="Standard" style:family="paragraph">
      <style:paragraph-properties fo:margin-bottom="0.0784in" fo:margin-left="0.5in">
        <style:tab-stops/>
      </style:paragraph-properties>
      <style:text-properties style:font-name="Calibri" style:font-name-complex="Calibri"/>
    </style:style>
    <style:style style:name="P37" style:parent-style-name="Standard" style:list-style-name="LFO1" style:family="paragraph">
      <style:paragraph-properties fo:margin-bottom="0.0784in"/>
    </style:style>
    <style:style style:name="T38" style:parent-style-name="Fuentedepárrafopredeter." style:family="text">
      <style:text-properties style:font-name="Calibri" style:font-name-complex="Calibri"/>
    </style:style>
    <style:style style:name="T3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0" style:parent-style-name="Fuentedepárrafopredeter." style:family="text">
      <style:text-properties style:font-name="Calibri" style:font-name-complex="Calibri"/>
    </style:style>
    <style:style style:name="P41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42" style:parent-style-name="Standard" style:family="paragraph">
      <style:paragraph-properties fo:margin-bottom="0.0784in"/>
      <style:text-properties style:font-name="Calibri" style:font-name-complex="Calibri"/>
    </style:style>
    <style:style style:name="P43" style:parent-style-name="Standard" style:list-style-name="LFO1" style:family="paragraph">
      <style:paragraph-properties fo:margin-bottom="0.0784in"/>
    </style:style>
    <style:style style:name="T4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Standard" style:list-style-name="LFO1" style:family="paragraph">
      <style:paragraph-properties fo:margin-bottom="0.0784in"/>
    </style:style>
    <style:style style:name="T4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9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2" style:parent-style-name="Fuentedepárrafopredeter." style:family="text">
      <style:text-properties style:font-name="Calibri" style:font-name-complex="Calibri"/>
    </style:style>
    <style:style style:name="P53" style:parent-style-name="Standard" style:list-style-name="LFO1" style:family="paragraph">
      <style:paragraph-properties fo:margin-bottom="0.0784in"/>
    </style:style>
    <style:style style:name="T54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6" style:parent-style-name="Fuentedepárrafopredeter." style:family="text">
      <style:text-properties style:font-name="Calibri" style:font-name-complex="Calibri" fo:font-weight="bold" style:font-weight-asian="bold" style:font-weight-complex="bold" fo:color="#1D2125" fo:background-color="#FFFFFF"/>
    </style:style>
    <style:style style:name="T57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58" style:parent-style-name="Fuentedepárrafopredeter." style:family="text">
      <style:text-properties style:font-name="Calibri" style:font-name-complex="Calibri" fo:color="#1D2125" fo:background-color="#FFFFFF"/>
    </style:style>
    <style:style style:name="T59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60" style:parent-style-name="Fuentedepárrafopredeter." style:family="text">
      <style:text-properties style:font-name="Calibri" style:font-name-complex="Calibri" fo:color="#1D2125" fo:background-color="#FFFFFF"/>
    </style:style>
    <style:style style:name="P6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6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7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8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69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0" style:parent-style-name="Standard" style:list-style-name="LFO1" style:family="paragraph">
      <style:paragraph-properties fo:margin-bottom="0.0784in"/>
      <style:text-properties style:font-name="Calibri" style:font-name-complex="Calibri"/>
    </style:style>
    <style:style style:name="P7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5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76" style:parent-style-name="Standard" style:list-style-name="LFO1" style:family="paragraph">
      <style:paragraph-properties fo:margin-bottom="0.0784in"/>
    </style:style>
    <style:style style:name="T7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8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7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80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81" style:parent-style-name="Fuentedepárrafopredeter." style:family="text">
      <style:text-properties style:font-name="Calibri" style:font-name-complex="Calibri"/>
    </style:style>
    <style:style style:name="T82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83" style:parent-style-name="Fuentedepárrafopredeter." style:family="text">
      <style:text-properties style:font-name="Calibri" style:font-name-complex="Calibri"/>
    </style:style>
    <style:style style:name="P8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6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7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8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89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3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94" style:parent-style-name="Standard" style:list-style-name="LFO1" style:family="paragraph">
      <style:paragraph-properties fo:margin-bottom="0.0784in"/>
    </style:style>
    <style:style style:name="T9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96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97" style:parent-style-name="Fuentedepárrafopredeter." style:family="text">
      <style:text-properties style:font-name="Calibri" style:font-name-complex="Calibri"/>
    </style:style>
    <style:style style:name="T98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99" style:parent-style-name="Fuentedepárrafopredeter." style:family="text">
      <style:text-properties style:font-name="Calibri" style:font-name-complex="Calibri"/>
    </style:style>
    <style:style style:name="P10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6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7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8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09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0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1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2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3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4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5" style:parent-style-name="Párrafodelista" style:list-style-name="LFO1" style:family="paragraph">
      <style:paragraph-properties fo:widows="2" fo:orphans="2" style:vertical-align="auto" fo:background-color="#FFFFFF">
        <style:tab-stops>
          <style:tab-stop style:type="left" style:position="-0.6138in"/>
          <style:tab-stop style:type="left" style:position="0.0222in"/>
          <style:tab-stop style:type="left" style:position="0.6583in"/>
          <style:tab-stop style:type="left" style:position="1.2944in"/>
          <style:tab-stop style:type="left" style:position="1.9305in"/>
          <style:tab-stop style:type="left" style:position="2.5666in"/>
          <style:tab-stop style:type="left" style:position="3.2027in"/>
          <style:tab-stop style:type="left" style:position="3.8388in"/>
          <style:tab-stop style:type="left" style:position="4.475in"/>
          <style:tab-stop style:type="left" style:position="5.1111in"/>
          <style:tab-stop style:type="left" style:position="5.7472in"/>
          <style:tab-stop style:type="left" style:position="6.3833in"/>
          <style:tab-stop style:type="left" style:position="7.0194in"/>
          <style:tab-stop style:type="left" style:position="7.6555in"/>
          <style:tab-stop style:type="left" style:position="8.2916in"/>
          <style:tab-stop style:type="left" style:position="8.9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6" style:parent-style-name="Párrafodelista" style:family="paragraph">
      <style:paragraph-properties fo:widows="2" fo:orphans="2" style:vertical-align="auto" fo:margin-left="0.75in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  <style:style style:name="P117" style:parent-style-name="Standard" style:list-style-name="LFO1" style:family="paragraph">
      <style:paragraph-properties fo:margin-bottom="0.0784in"/>
    </style:style>
    <style:style style:name="T11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9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2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1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2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123" style:parent-style-name="Standard" style:list-style-name="LFO1" style:family="paragraph">
      <style:paragraph-properties fo:margin-bottom="0.0784in"/>
    </style:style>
    <style:style style:name="T12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6" style:parent-style-name="Fuentedepárrafopredeter." style:family="text">
      <style:text-properties style:font-name="Calibri" style:font-name-complex="Calibri"/>
    </style:style>
    <style:style style:name="T127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28" style:parent-style-name="Fuentedepárrafopredeter." style:family="text">
      <style:text-properties style:font-name="Calibri" style:font-name-complex="Calibri"/>
    </style:style>
    <style:style style:name="T129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30" style:parent-style-name="Fuentedepárrafopredeter." style:family="text">
      <style:text-properties style:font-name="Calibri" style:font-name-complex="Calibri"/>
    </style:style>
    <style:style style:name="P131" style:parent-style-name="Standard" style:list-style-name="LFO1" style:family="paragraph">
      <style:paragraph-properties fo:margin-bottom="0.0784in"/>
    </style:style>
    <style:style style:name="T13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3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3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5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3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7" style:parent-style-name="Fuentedepárrafopredeter." style:family="text">
      <style:text-properties style:font-name="Calibri" style:font-name-complex="Calibri"/>
    </style:style>
    <style:style style:name="T138" style:parent-style-name="Fuentedepárrafopredeter." style:family="text">
      <style:text-properties style:font-name="Calibri" style:font-name-complex="Calibri"/>
    </style:style>
    <style:style style:name="T139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40" style:parent-style-name="Fuentedepárrafopredeter." style:family="text">
      <style:text-properties style:font-name="Calibri" style:font-name-complex="Calibri"/>
    </style:style>
    <style:style style:name="T141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42" style:parent-style-name="Fuentedepárrafopredeter." style:family="text">
      <style:text-properties style:font-name="Calibri" style:font-name-complex="Calibri"/>
    </style:style>
    <style:style style:name="T143" style:parent-style-name="CódigoHTML" style:family="text">
      <style:text-properties style:font-name="Calibri" style:font-name-asian="SimSun" style:font-name-complex="Calibri" fo:color="#E83E8C" fo:font-size="12pt" style:font-size-asian="12pt" style:font-size-complex="12pt" fo:background-color="#FFFFFF"/>
    </style:style>
    <style:style style:name="T144" style:parent-style-name="Fuentedepárrafopredeter." style:family="text">
      <style:text-properties style:font-name="Calibri" style:font-name-complex="Calibri"/>
    </style:style>
    <style:style style:name="P145" style:parent-style-name="Standard" style:list-style-name="LFO1" style:family="paragraph">
      <style:paragraph-properties fo:margin-bottom="0.0784in"/>
    </style:style>
    <style:style style:name="T14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7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4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9" style:parent-style-name="CódigoHTML" style:family="text">
      <style:text-properties style:font-name="Calibri" style:font-name-asian="SimSun" style:font-name-complex="Calibri" fo:font-weight="bold" style:font-weight-asian="bold" style:font-weight-complex="bold" fo:color="#E83E8C" fo:font-size="12pt" style:font-size-asian="12pt" style:font-size-complex="12pt" fo:background-color="#FFFFFF"/>
    </style:style>
    <style:style style:name="T150" style:parent-style-name="Fuentedepárrafopredeter." style:family="text">
      <style:text-properties style:font-name="Calibri" style:font-name-complex="Calibri"/>
    </style:style>
    <style:style style:name="T151" style:parent-style-name="Fuentedepárrafopredeter." style:family="text">
      <style:text-properties style:font-name="Calibri" style:font-name-complex="Calibri"/>
    </style:style>
    <style:style style:name="P152" style:parent-style-name="Párrafodelista" style:family="paragraph">
      <style:paragraph-properties fo:widows="2" fo:orphans="2" style:vertical-align="auto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153" style:parent-style-name="Párrafodelista" style:family="paragraph">
      <style:paragraph-properties fo:widows="2" fo:orphans="2" style:vertical-align="auto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olumn155" style:family="table-column">
      <style:table-column-properties style:column-width="0.8861in"/>
    </style:style>
    <style:style style:name="TableColumn156" style:family="table-column">
      <style:table-column-properties style:column-width="0.3937in"/>
    </style:style>
    <style:style style:name="TableColumn157" style:family="table-column">
      <style:table-column-properties style:column-width="0.3937in"/>
    </style:style>
    <style:style style:name="TableColumn158" style:family="table-column">
      <style:table-column-properties style:column-width="0.3937in"/>
    </style:style>
    <style:style style:name="TableColumn159" style:family="table-column">
      <style:table-column-properties style:column-width="0.3937in"/>
    </style:style>
    <style:style style:name="TableColumn160" style:family="table-column">
      <style:table-column-properties style:column-width="0.3937in"/>
    </style:style>
    <style:style style:name="TableColumn161" style:family="table-column">
      <style:table-column-properties style:column-width="0.3937in"/>
    </style:style>
    <style:style style:name="TableColumn162" style:family="table-column">
      <style:table-column-properties style:column-width="0.3937in"/>
    </style:style>
    <style:style style:name="TableColumn163" style:family="table-column">
      <style:table-column-properties style:column-width="0.3937in"/>
    </style:style>
    <style:style style:name="TableColumn164" style:family="table-column">
      <style:table-column-properties style:column-width="0.3937in"/>
    </style:style>
    <style:style style:name="TableColumn165" style:family="table-column">
      <style:table-column-properties style:column-width="0.3937in"/>
    </style:style>
    <style:style style:name="TableColumn166" style:family="table-column">
      <style:table-column-properties style:column-width="0.3937in"/>
    </style:style>
    <style:style style:name="Table154" style:family="table">
      <style:table-properties style:width="5.2173in" fo:margin-left="0in" table:align="center"/>
    </style:style>
    <style:style style:name="TableRow167" style:family="table-row">
      <style:table-row-properties/>
    </style:style>
    <style:style style:name="TableCell16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widows="2" fo:orphans="2" style:vertical-align="auto" style:line-height-at-least="0.4375in"/>
      <style:text-properties style:font-name="Calibri" style:font-name-asian="Times New Roman" style:font-name-complex="Calibri" fo:font-weight="bold" style:font-weight-asian="bold" style:font-weight-complex="bold" fo:color="#6A737B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widows="2" fo:orphans="2" style:vertical-align="auto" style:line-height-at-least="0.4375in"/>
      <style:text-properties style:font-name="Calibri" style:font-name-asian="Times New Roman" style:font-name-complex="Calibri" fo:font-weight="bold" style:font-weight-asian="bold" style:font-weight-complex="bold" fo:color="#6A737B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72" style:family="table-row">
      <style:table-row-properties/>
    </style:style>
    <style:style style:name="TableCell17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7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79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7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89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195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97" style:family="table-row">
      <style:table-row-properties/>
    </style:style>
    <style:style style:name="TableCell19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2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4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0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2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4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1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Cell220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222" style:parent-style-name="Párrafodelista" style:family="paragraph">
      <style:paragraph-properties fo:widows="2" fo:orphans="2" style:vertical-align="auto" fo:margin-lef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1D2125" style:letter-kerning="false" style:font-size-complex="12pt" style:language-asian="es" style:country-asian="ES" style:language-complex="ar" style:country-complex="SA" fo:hyphenate="true"/>
    </style:style>
  </office:automatic-styles>
  <office:body>
    <office:text text:use-soft-page-breaks="true">
      <text:p text:style-name="P1"><text:span text:style-name="T2">Enunciado.</text:span></text:p>
      <text:p text:style-name="P3">Realiza los siguientes ejercicios. Antes de comenzar lee con detalle el enunciado de la tarea íntegramente y consulta con tu tutor o tutora las dudas que te puedan surgir.</text:p>
      <text:p text:style-name="P4">Los ejercicios se basan en un Sistema de<text:s/>Información de una empresa de ventas que gestiona los comerciales y las zonas que tienen asignadas. Una zona puede estar asignada a varios comerciales. Cada zona tiene un único jefe que es el responsable de zona, pudiendo encargarse de varias zonas.</text:p>
      <text:p text:style-name="P5"/>
      <text:list text:style-name="LFO1" text:continue-numbering="true">
        <text:list-item>
          <text:p text:style-name="P6"><text:span text:style-name="T7">Crea<text:s/></text:span><text:span text:style-name="T8">el tipo de objetos "Personal" con los siguientes atributos:</text:span></text:p>
          <text:list text:continue-numbering="true">
            <text:list-item>
              <text:p text:style-name="P9"><text:span text:style-name="T10">Crea el tipo de objetos "</text:span><text:span text:style-name="T11">Personal</text:span><text:span text:style-name="T12">" con los siguientes atributos:</text:span></text:p>
              <text:list text:continue-numbering="true">
                <text:list-item>
                  <text:p text:style-name="P13">codigo INTEGER,</text:p>
                </text:list-item>
                <text:list-item>
                  <text:p text:style-name="P14">dni VARCHAR2(10),</text:p>
                </text:list-item>
                <text:list-item>
                  <text:p text:style-name="P15">nombre VARCHAR2(30),</text:p>
                </text:list-item>
                <text:list-item>
                  <text:p text:style-name="P16">apellidos VARCHAR2(30),</text:p>
                </text:list-item>
                <text:list-item>
                  <text:p text:style-name="P17">sexo VARCHAR2(1),</text:p>
                </text:list-item>
                <text:list-item>
                  <text:p text:style-name="P18">fecha_nac DATE</text:p>
                </text:list-item>
              </text:list>
            </text:list-item>
          </text:list>
        </text:list-item>
      </text:list>
      <text:p text:style-name="P19"/>
      <text:list text:style-name="LFO1" text:continue-numbering="true">
        <text:list-item>
          <text:list>
            <text:list-item>
              <text:p text:style-name="P20"><text:span text:style-name="T21">Crea, como<text:s/></text:span><text:span text:style-name="T22">tipo heredado de "Personal", el tipo de objeto "</text:span><text:span text:style-name="T23">Responsable</text:span><text:span text:style-name="T24">" con los siguientes atributos:</text:span></text:p>
              <text:list text:continue-numbering="true">
                <text:list-item>
                  <text:p text:style-name="P25">tipo <text:s/>CHAR ,</text:p>
                </text:list-item>
                <text:list-item>
                  <text:p text:style-name="P26">antiguedad INTEGER<text:s/></text:p>
                </text:list-item>
              </text:list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<text:span text:style-name="T29">Crea el tipo de objeto "</text:span><text:span text:style-name="T30">Zonas</text:span><text:span text:style-name="T31">" con los siguientes atributos:</text:span></text:p>
              <text:list text:continue-numbering="true">
                <text:list-item>
                  <text:p text:style-name="P32">codigo INTEGER,<text:s/></text:p>
                </text:list-item>
                <text:list-item>
                  <text:p text:style-name="P33">nombre VARCHAR2(20),<text:s/></text:p>
                </text:list-item>
                <text:list-item>
                  <text:p text:style-name="P34">refRespon REF Responsable,<text:s/></text:p>
                </text:list-item>
                <text:list-item>
                  <text:p text:style-name="P35">codigoPostal CHAR(5),</text:p>
                </text:list-item>
              </text:list>
            </text:list-item>
          </text:list>
        </text:list-item>
      </text:list>
      <text:p text:style-name="P36"/>
      <text:list text:style-name="LFO1" text:continue-numbering="true">
        <text:list-item>
          <text:list>
            <text:list-item>
              <text:p text:style-name="P37"><text:span text:style-name="T38">Crea, como tipo heredado de "Personal", el tipo de objeto "</text:span><text:span text:style-name="T39">Comercial</text:span><text:span text:style-name="T40">" con los siguientes atributos:</text:span></text:p>
              <text:list text:continue-numbering="true">
                <text:list-item>
                  <text:p text:style-name="P41">zonaComercial Zonas</text:p>
                </text:list-item>
              </text:list>
            </text:list-item>
          </text:list>
        </text:list-item>
      </text:list>
      <text:p text:style-name="P42"/>
      <text:list text:style-name="LFO1" text:continue-numbering="true">
        <text:list-item>
          <text:p text:style-name="P43"><text:span text:style-name="T44">Crea un método constructor para el tipo de objetos "Responsable",</text:span><text:span text:style-name="T45"><text:s/>en el que se indiquen como parámetros el código,<text:s/></text:span><text:span text:style-name="T46">nombre, primer apellido, segundo apellido y tipo. Este método debe asignar al atributo apellidos los datos de primer apellido y segundo apellido que se han pasado como parámetros, uniéndolos con un espacio entre ellos.</text:span></text:p>
        </text:list-item>
        <text:list-item>
          <text:p text:style-name="P47"><text:span text:style-name="T48">Crea un método </text:span><text:span text:style-name="T49">getNombreCompleto</text:span><text:span text:style-name="T50"> para</text:span><text:span text:style-name="T51"><text:s/>el tipo de objetos Responsable</text:span><text:span text:style-name="T52"> que permita obtener su nombre completo con el formato apellidos nombre</text:span></text:p>
        </text:list-item>
        <text:list-item>
          <text:p text:style-name="P53"><text:span text:style-name="T54">Crea un tabla</text:span><text:span text:style-name="T55"> TablaResponsables</text:span><text:span text:style-name="T56"> de objetos  </text:span><text:span text:style-name="T57">Responsable</text:span><text:span text:style-name="T58">. Inserta en dicha tabla dos objetos </text:span><text:span text:style-name="T59">Responsable</text:span><text:span text:style-name="T60">.</text:span></text:p>
          <text:list text:continue-numbering="true">
            <text:list-item>
              <text:list>
                <text:list-item>
                  <text:p text:style-name="P61">codigo: <text:s/>5</text:p>
                </text:list-item>
                <text:list-item>
                  <text:p text:style-name="P62">dni:<text:s/>51083099F</text:p>
                </text:list-item>
                <text:list-item>
                  <text:p text:style-name="P63">nombre: ELENA</text:p>
                </text:list-item>
                <text:list-item>
                  <text:p text:style-name="P64">apellidos: <text:s/>POSTA LLANOS</text:p>
                </text:list-item>
                <text:list-item>
                  <text:p text:style-name="P65">sexo: F</text:p>
                </text:list-item>
                <text:list-item>
                  <text:p text:style-name="P66">fecha_nac: 31/03/1975</text:p>
                </text:list-item>
                <text:list-item>
                  <text:p text:style-name="P67">tipo: N</text:p>
                </text:list-item>
                <text:list-item>
                  <text:p text:style-name="P68">antiguedad: 4</text:p>
                </text:list-item>
              </text:list>
            </text:list-item>
          </text:list>
        </text:list-item>
      </text:list>
      <text:p text:style-name="P69"/>
      <text:list text:style-name="LFO1" text:continue-numbering="true">
        <text:list-item>
          <text:list>
            <text:list-item>
              <text:p text:style-name="P70">El segundo objeto "Responsable" debes crearlo usando el método constructor que has realizado anteriormente. Debes usar los siguientes datos:</text:p>
              <text:list text:continue-numbering="true">
                <text:list-item>
                  <text:p text:style-name="P71">codigo: 6</text:p>
                </text:list-item>
                <text:list-item>
                  <text:p text:style-name="P72">nombre: JAVIER</text:p>
                </text:list-item>
                <text:list-item>
                  <text:p text:style-name="P73">apellidos: JARAMILLO<text:s/>HERNANDEZ</text:p>
                </text:list-item>
                <text:list-item>
                  <text:p text:style-name="P74">tipo: C</text:p>
                </text:list-item>
              </text:list>
            </text:list-item>
          </text:list>
        </text:list-item>
      </text:list>
      <text:p text:style-name="P75"/>
      <text:list text:style-name="LFO1" text:continue-numbering="true">
        <text:list-item>
          <text:p text:style-name="P76"><text:span text:style-name="T77">Crea una colección<text:s/></text:span><text:span text:style-name="T78">VARRAY</text:span><text:span text:style-name="T79"><text:s/>llamada<text:s/></text:span><text:span text:style-name="T80">ListaZonas</text:span><text:span text:style-name="T81"><text:s/>en la que se puedan almacenar hasta 10 objetos Zonas. Guarda en una instancia<text:s/></text:span><text:span text:style-name="T82">listaZonas1</text:span><text:span text:style-name="T83"><text:s/>de dicha lista, dos Zonas</text:span></text:p>
          <text:list text:continue-numbering="true">
            <text:list-item>
              <text:list>
                <text:list-item>
                  <text:p text:style-name="P84">codigo: 1</text:p>
                </text:list-item>
                <text:list-item>
                  <text:p text:style-name="P85">nombre: zona 1</text:p>
                </text:list-item>
                <text:list-item>
                  <text:p text:style-name="P86">refResponsable: Referencia al responsable cuyo código es<text:s/>6</text:p>
                </text:list-item>
                <text:list-item>
                  <text:p text:style-name="P87">codigo postal: 06834</text:p>
                </text:list-item>
              </text:list>
            </text:list-item>
          </text:list>
        </text:list-item>
      </text:list>
      <text:p text:style-name="P88"/>
      <text:list text:style-name="LFO1" text:continue-numbering="true">
        <text:list-item>
          <text:list>
            <text:list-item>
              <text:list>
                <text:list-item>
                  <text:p text:style-name="P89">codigo: 2</text:p>
                </text:list-item>
                <text:list-item>
                  <text:p text:style-name="P90">nombre: zona 2</text:p>
                </text:list-item>
                <text:list-item>
                  <text:p text:style-name="P91">refResponsable: Referencia al responsable cuyo DNI es 51083099F.</text:p>
                </text:list-item>
                <text:list-item>
                  <text:p text:style-name="P92">codigo postal: 28003</text:p>
                </text:list-item>
              </text:list>
            </text:list-item>
          </text:list>
        </text:list-item>
      </text:list>
      <text:p text:style-name="P93"/>
      <text:list text:style-name="LFO1" text:continue-numbering="true">
        <text:list-item>
          <text:p text:style-name="P94"><text:span text:style-name="T95">Crea una tabla<text:s/></text:span><text:span text:style-name="T96">TablaComerciales</text:span><text:span text:style-name="T97"><text:s/>de objetos<text:s/></text:span><text:span text:style-name="T98">Comercial</text:span><text:span text:style-name="T99">. Inserta en dicha tabla las siguientes filas:</text:span></text:p>
          <text:list text:continue-numbering="true">
            <text:list-item>
              <text:list>
                <text:list-item>
                  <text:p text:style-name="P100">codigo: 100</text:p>
                </text:list-item>
                <text:list-item>
                  <text:p text:style-name="P101">dni: 23401092Z</text:p>
                </text:list-item>
                <text:list-item>
                  <text:p text:style-name="P102">nombre: MARCOS</text:p>
                </text:list-item>
                <text:list-item>
                  <text:p text:style-name="P103">apellidos: SUAREZ LOPEZ</text:p>
                </text:list-item>
                <text:list-item>
                  <text:p text:style-name="P104">sexo: M</text:p>
                </text:list-item>
                <text:list-item>
                  <text:p text:style-name="P105">fecha_nac: 30/3/1990</text:p>
                </text:list-item>
                <text:list-item>
                  <text:p text:style-name="P106">zonacomercial: objeto creado anteriormente para la zona 1</text:p>
                </text:list-item>
              </text:list>
            </text:list-item>
          </text:list>
        </text:list-item>
      </text:list>
      <text:p text:style-name="P107"/>
      <text:list text:style-name="LFO1" text:continue-numbering="true">
        <text:list-item>
          <text:list>
            <text:list-item>
              <text:list>
                <text:list-item>
                  <text:p text:style-name="P108">codigo: 102</text:p>
                </text:list-item>
                <text:list-item>
                  <text:p text:style-name="P109">dni: 6932288V</text:p>
                </text:list-item>
                <text:list-item>
                  <text:p text:style-name="P110">nombre: ANASTASIA</text:p>
                </text:list-item>
                <text:list-item>
                  <text:p text:style-name="P111">apellidos: <text:s/>GOMES PEREZ</text:p>
                </text:list-item>
                <text:list-item>
                  <text:p text:style-name="P112">sexo: F</text:p>
                </text:list-item>
                <text:list-item>
                  <text:p text:style-name="P113">fecha_nac: 28/11/1984</text:p>
                </text:list-item>
                <text:list-item>
                  <text:p text:style-name="P114">zonacomercial: objeto que se encuentre en la segunda posición de "listaZonas1"<text:s/></text:p>
                </text:list-item>
                <text:list-item>
                  <text:p text:style-name="P115"><text:tab/><text:s text:c="4"/>(debe tomarse de la lista)</text:p>
                </text:list-item>
              </text:list>
            </text:list-item>
          </text:list>
        </text:list-item>
      </text:list>
      <text:p text:style-name="P116"/>
      <text:list text:style-name="LFO1" text:continue-numbering="true">
        <text:list-item>
          <text:p text:style-name="P117"><text:span text:style-name="T118">Obtener, de la tabla </text:span><text:span text:style-name="T119">TablaComerciales</text:span><text:span text:style-name="T120">, el Comercial que tiene el código 100, asignándoselo a una variable </text:span><text:span text:style-name="T121">unComercial</text:span><text:span text:style-name="T122"> </text:span></text:p>
        </text:list-item>
        <text:list-item>
          <text:p text:style-name="P123"><text:span text:style-name="T124">Modifica el código del C</text:span><text:span text:style-name="T125">omercial guardado en esa variable</text:span><text:span text:style-name="T126"> </text:span><text:span text:style-name="T127">unComercial</text:span><text:span text:style-name="T128"> asignando el valor 101, y su zona debe ser la segunda que se había creado anteriormente. Inserta ese Comercial en la tabla </text:span><text:span text:style-name="T129">TablaComerciales</text:span><text:span text:style-name="T130">  </text:span></text:p>
        </text:list-item>
        <text:list-item>
          <text:p text:style-name="P131"><text:span text:style-name="T132">Crea un método </text:span><text:span text:style-name="T133">MAP ordenarZonas</text:span><text:span text:style-name="T134"> para el tipo </text:span><text:span text:style-name="T135">Zonas</text:span><text:span text:style-name="T136">.</text:span><text:span text:style-name="T137"><text:s/>Este método debe</text:span><text:span text:style-name="T138"><text:s/>retornar el nombre completo del </text:span><text:span text:style-name="T139">Responsable</text:span><text:span text:style-name="T140"> al que hace referencia cada </text:span><text:span text:style-name="T141">zona</text:span><text:span text:style-name="T142">. Para obtener el nombre debes utilizar el método </text:span><text:span text:style-name="T143">getNombreCompleto</text:span><text:span text:style-name="T144"> que se ha creado anteriormente</text:span></text:p>
        </text:list-item>
        <text:list-item>
          <text:p text:style-name="P145"><text:span text:style-name="T146">Realiza una consulta de la tabla </text:span><text:span text:style-name="T147">TablaComerciales</text:span><text:span text:style-name="T148"> ordenada por </text:span><text:span text:style-name="T149">zonaComercial</text:span><text:span text:style-name="T150"> par</text:span><text:span text:style-name="T151">a comprobar el funcionamiento del método MAP.  </text:span></text:p>
        </text:list-item>
      </text:list>
      <text:p text:style-name="P152"/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header-rows>
          <table:table-row table:style-name="TableRow167">
            <table:table-cell table:style-name="TableCell168" table:number-columns-spanned="11">
              <text:p text:style-name="P169">Criterios de puntuac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Cell170">
              <text:p text:style-name="P171"/>
            </table:table-cell>
          </table:table-row>
          <table:table-row table:style-name="TableRow172">
            <table:table-cell table:style-name="TableCell173">
              <text:p text:style-name="P174">Ejercicio</text:p>
            </table:table-cell>
            <table:table-cell table:style-name="TableCell175">
              <text:p text:style-name="P176">1</text:p>
            </table:table-cell>
            <table:table-cell table:style-name="TableCell177">
              <text:p text:style-name="P178">2</text:p>
            </table:table-cell>
            <table:table-cell table:style-name="TableCell179">
              <text:p text:style-name="P180">3</text:p>
            </table:table-cell>
            <table:table-cell table:style-name="TableCell181">
              <text:p text:style-name="P182">4</text:p>
            </table:table-cell>
            <table:table-cell table:style-name="TableCell183">
              <text:p text:style-name="P184">5</text:p>
            </table:table-cell>
            <table:table-cell table:style-name="TableCell185">
              <text:p text:style-name="P186">6</text:p>
            </table:table-cell>
            <table:table-cell table:style-name="TableCell187">
              <text:p text:style-name="P188">7</text:p>
            </table:table-cell>
            <table:table-cell table:style-name="TableCell189">
              <text:p text:style-name="P190">8</text:p>
            </table:table-cell>
            <table:table-cell table:style-name="TableCell191">
              <text:p text:style-name="P192">9</text:p>
            </table:table-cell>
            <table:table-cell table:style-name="TableCell193">
              <text:p text:style-name="P194">10</text:p>
            </table:table-cell>
            <table:table-cell table:style-name="TableCell195">
              <text:p text:style-name="P196">Total</text:p>
            </table:table-cell>
          </table:table-row>
        </table:table-header-rows>
        <table:table-row table:style-name="TableRow197">
          <table:table-cell table:style-name="TableCell198">
            <text:p text:style-name="P199">Puntos</text:p>
          </table:table-cell>
          <table:table-cell table:style-name="TableCell200">
            <text:p text:style-name="P201">1,0</text:p>
          </table:table-cell>
          <table:table-cell table:style-name="TableCell202">
            <text:p text:style-name="P203">1,0</text:p>
          </table:table-cell>
          <table:table-cell table:style-name="TableCell204">
            <text:p text:style-name="P205">1,0</text:p>
          </table:table-cell>
          <table:table-cell table:style-name="TableCell206">
            <text:p text:style-name="P207">1,0</text:p>
          </table:table-cell>
          <table:table-cell table:style-name="TableCell208">
            <text:p text:style-name="P209">1,25</text:p>
          </table:table-cell>
          <table:table-cell table:style-name="TableCell210">
            <text:p text:style-name="P211">1,0</text:p>
          </table:table-cell>
          <table:table-cell table:style-name="TableCell212">
            <text:p text:style-name="P213">0.5</text:p>
          </table:table-cell>
          <table:table-cell table:style-name="TableCell214">
            <text:p text:style-name="P215">1,25</text:p>
          </table:table-cell>
          <table:table-cell table:style-name="TableCell216">
            <text:p text:style-name="P217">1,5</text:p>
          </table:table-cell>
          <table:table-cell table:style-name="TableCell218">
            <text:p text:style-name="P219">0,5</text:p>
          </table:table-cell>
          <table:table-cell table:style-name="TableCell220">
            <text:p text:style-name="P221">10</text:p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rafo-Lista" style:display-name="Parrafo-Lista" style:family="paragraph" style:parent-style-name="Standard">
      <style:paragraph-properties fo:margin-bottom="0.0784in"/>
      <style:text-properties style:font-name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Parrafo-Standard" style:display-name="Parrafo-Standard" style:family="text">
      <style:text-properties style:font-name="Calibri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oken" style:display-name="token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 style:font-size-complex="10pt"/>
    </style:style>
    <style:style style:name="WW_CharLFO1LVL2" style:family="text">
      <style:text-properties style:font-name="StarSymbol"/>
    </style:style>
    <style:style style:name="WW_CharLFO1LVL3" style:family="text">
      <style:text-properties fo:font-size="10pt" style:font-size-asian="10pt" style:font-size-complex="10pt"/>
    </style:style>
    <style:style style:name="WW_CharLFO1LVL4" style:family="text">
      <style:text-properties fo:font-size="10pt" style:font-size-asian="10pt" style:font-size-complex="10pt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3" text:style-name="WW_CharLFO1LVL3" style:num-prefix=" 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 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5" text:style-name="WW_CharLFO1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ictor</meta:initial-creator>
    <dc:creator>Victor</dc:creator>
    <meta:creation-date>2023-03-28T16:15:00Z</meta:creation-date>
    <dc:date>2023-04-28T22:56:00Z</dc:date>
    <meta:template xlink:href="Normal.dotm" xlink:type="simple"/>
    <meta:editing-cycles>10</meta:editing-cycles>
    <meta:editing-duration>PT38940S</meta:editing-duration>
    <meta:document-statistic meta:page-count="1" meta:paragraph-count="7" meta:word-count="568" meta:character-count="3688" meta:row-count="26" meta:non-whitespace-character-count="3127"/>
  </office:meta>
</office:document-meta>
</file>